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1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4021750498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91704914919919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91704844615224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616496364496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40616496364496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616496364496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09 19:16:57.536556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616496364496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09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616496364496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616496364496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616496364496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61652496292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40616524962928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616524962928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09 19:16:57.536556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616524962928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09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616524962928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616524962928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616524962928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91705030977475" text:continue-numbering="true" text:style-name="List_20_1">
        <text:list-item>
          <text:p text:style-name="BulletsLevel1">Lista simle</text:p>
        </text:list-item>
      </text:list>
      <text:list xml:id="list3379508876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91705782011628" text:continue-list="list191705030977475" text:style-name="List_20_1">
        <text:list-item>
          <text:p text:style-name="BulletsLevel1">Lista simle</text:p>
        </text:list-item>
      </text:list>
      <text:list xml:id="list191705444546319" text:continue-list="list3379508876" text:style-name="List_20_2">
        <text:list-item>
          <text:p text:style-name="BulletsLevel2">Lista simle</text:p>
        </text:list-item>
      </text:list>
      <text:list xml:id="list191706188453554" text:continue-list="list191705782011628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1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1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1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1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3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3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3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3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9:16:51</meta:creation-date>
    <meta:generator>LibreOffice/7.1.7.2$Linux_X86_64 LibreOffice_project/10$Build-2</meta:generator>
    <meta:editing-duration>PT12S</meta:editing-duration>
    <meta:editing-cycles>2</meta:editing-cycles>
    <meta:initial-creator>Turulomio</meta:initial-creator>
    <dc:description>This file have been generated with UnoGenerator-0.11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1-09T19:17:04.378852233</dc:date>
    <dc:title>Documentación de UnoGenerator</dc:title>
    <meta:document-statistic meta:table-count="2" meta:image-count="106" meta:object-count="0" meta:page-count="7" meta:paragraph-count="94" meta:word-count="570" meta:character-count="3726" meta:non-whitespace-character-count="3247"/>
  </office:meta>
</office:document-meta>
</file>